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line-height="100%" fo:orphans="2" fo:widows="2"/>
    </style:style>
    <style:style style:name="P3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style:text-underline-style="none"/>
    </style:style>
    <style:style style:name="P5" style:family="paragraph" style:parent-style-name="Text_20_body">
      <style:paragraph-properties fo:margin-top="0cm" fo:margin-bottom="0cm" fo:orphans="2" fo:widows="2" fo:break-before="pag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line-height="100%" fo:orphans="2" fo:widows="2"/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orphans="2" fo:widows="2"/>
    </style:style>
    <style:style style:name="P10" style:family="paragraph" style:parent-style-name="Text_20_body" style:list-style-name="L1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style:paragraph-properties fo:margin-top="0cm" fo:margin-bottom="0cm" fo:orphans="2" fo:widows="2" fo:background-color="transparent">
        <style:background-image/>
      </style:paragraph-properties>
      <style:text-properties style:text-underline-style="none"/>
    </style:style>
    <style:style style:name="T1" style:family="text">
      <style:text-properties fo:font-variant="normal" fo:text-transform="none" fo:color="#000000" style:text-line-through-style="none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position="super 58%" style:font-name="Arial1" fo:font-size="9.89999961853027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font-name="Times" fo:font-size="14pt" fo:letter-spacing="normal" fo:font-style="normal" fo:font-weight="bol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6185665628872812"/>Create, manage and share projects:</text:p>
      <text:list xml:id="list373127688" text:style-name="L1">
        <text:list-item>
          <text:p text:style-name="P10">Web project (html, css, js, less, sass)</text:p>
          <text:list>
            <text:list-item>
              <text:p text:style-name="P10">Basic web template (HTML scaffold)</text:p>
              <text:list>
                <text:list-item>
                  <text:p text:style-name="P10">Add new file (HTML, CSS, JS, LESS, SASS)</text:p>
                </text:list-item>
                <text:list-item>
                  <text:p text:style-name="P10">Add new template file</text:p>
                  <text:list>
                    <text:list-item>
                      <text:p text:style-name="P10">HTML</text:p>
                      <text:list>
                        <text:list-item>
                          <text:p text:style-name="P10">HTML 4.01 (Ttransitional, Strict)</text:p>
                        </text:list-item>
                        <text:list-item>
                          <text:p text:style-name="P10">XTHML different versions</text:p>
                        </text:list-item>
                        <text:list-item>
                          <text:p text:style-name="P10">HTML 5</text:p>
                        </text:list-item>
                      </text:list>
                    </text:list-item>
                    <text:list-item>
                      <text:p text:style-name="P10">CSS</text:p>
                      <text:list>
                        <text:list-item>
                          <text:p text:style-name="P10">CSS Reset</text:p>
                        </text:list-item>
                      </text:list>
                    </text:list-item>
                    <text:list-item>
                      <text:p text:style-name="P10">JS</text:p>
                      <text:list>
                        <text:list-item>
                          <text:p text:style-name="P10">jQuery</text:p>
                        </text:list-item>
                      </text:list>
                    </text:list-item>
                  </text:list>
                </text:list-item>
                <text:list-item>
                  <text:p text:style-name="P10">Insert image (*1)</text:p>
                </text:list-item>
              </text:list>
            </text:list-item>
            <text:list-item>
              <text:p text:style-name="P10">HTML5 Boilerplate</text:p>
              <text:list>
                <text:list-item>
                  <text:p text:style-name="P10">Add new file (HTML, CSS, JS, LESS, SASS)</text:p>
                </text:list-item>
                <text:list-item>
                  <text:p text:style-name="P10">Insert image (*1)</text:p>
                </text:list-item>
              </text:list>
            </text:list-item>
          </text:list>
        </text:list-item>
        <text:list-item>
          <text:p text:style-name="P10">PHP</text:p>
          <text:list>
            <text:list-item>
              <text:p text:style-name="P10">Empty</text:p>
            </text:list-item>
            <text:list-item>
              <text:p text:style-name="P10">CodeIgniter (*2) (*3)</text:p>
            </text:list-item>
            <text:list-item>
              <text:p text:style-name="P10">Symfony2 (*2) (*3)</text:p>
            </text:list-item>
          </text:list>
        </text:list-item>
        <text:list-item>
          <text:p text:style-name="P10">Python</text:p>
        </text:list-item>
        <text:list-item>
          <text:p text:style-name="P10">Ruby</text:p>
        </text:list-item>
        <text:list-item>
          <text:p text:style-name="P10">Java</text:p>
        </text:list-item>
        <text:list-item>
          <text:p text:style-name="P10">Template</text:p>
          <text:list>
            <text:list-item>
              <text:p text:style-name="P10">Template generator (*3)</text:p>
            </text:list-item>
            <text:list-item>
              <text:p text:style-name="P10">Wordpress (*3)</text:p>
            </text:list-item>
            <text:list-item>
              <text:p text:style-name="P10">Joomla (*3)</text:p>
            </text:list-item>
            <text:list-item>
              <text:p text:style-name="P10">Drupal (*3)</text:p>
            </text:list-item>
            <text:list-item>
              <text:p text:style-name="P10">Blogger (*3)</text:p>
            </text:list-item>
          </text:list>
        </text:list-item>
      </text:list>
      <text:p text:style-name="P2"><text:span text:style-name="T3"><text:line-break/></text:span><text:span text:style-name="T1">Web tools:</text:span></text:p>
      <text:list xml:id="list324356762" text:style-name="L2">
        <text:list-item>
          <text:p text:style-name="P6">Favicon generator (*4)</text:p>
        </text:list-item>
        <text:list-item>
          <text:p text:style-name="P6">Sprite generator (*4)</text:p>
        </text:list-item>
        <text:list-item>
          <text:p text:style-name="P6">CSS minifier (*4)</text:p>
        </text:list-item>
        <text:list-item>
          <text:p text:style-name="P6">JS minifier (*4)</text:p>
        </text:list-item>
      </text:list>
      <text:p text:style-name="P7"/>
      <text:p text:style-name="P7">Menus:</text:p>
      <text:list xml:id="list970156634" text:style-name="L3">
        <text:list-item>
          <text:p text:style-name="P8">File</text:p>
          <text:list>
            <text:list-item>
              <text:p text:style-name="P8">New Project</text:p>
            </text:list-item>
            <text:list-item>
              <text:p text:style-name="P8">New File</text:p>
            </text:list-item>
            <text:list-item>
              <text:p text:style-name="P8">Save</text:p>
            </text:list-item>
            <text:list-item>
              <text:p text:style-name="P8">Save as...</text:p>
            </text:list-item>
            <text:list-item>
              <text:p text:style-name="P8">Save all</text:p>
            </text:list-item>
            <text:list-item>
              <text:p text:style-name="P8">Close</text:p>
            </text:list-item>
            <text:list-item>
              <text:p text:style-name="P8">Close all</text:p>
            </text:list-item>
          </text:list>
        </text:list-item>
        <text:list-item>
          <text:p text:style-name="P8">Edit</text:p>
          <text:list>
            <text:list-item>
              <text:p text:style-name="P8">Undo</text:p>
            </text:list-item>
            <text:list-item>
              <text:p text:style-name="P8">Redo</text:p>
            </text:list-item>
            <text:list-item>
              <text:p text:style-name="P8"><text:soft-page-break/>Cut</text:p>
            </text:list-item>
            <text:list-item>
              <text:p text:style-name="P8">Copy</text:p>
            </text:list-item>
            <text:list-item>
              <text:p text:style-name="P8">Paste</text:p>
            </text:list-item>
            <text:list-item>
              <text:p text:style-name="P8">Find/Replace</text:p>
            </text:list-item>
            <text:list-item>
              <text:p text:style-name="P8">Delete</text:p>
            </text:list-item>
            <text:list-item>
              <text:p text:style-name="P8">Select all</text:p>
            </text:list-item>
          </text:list>
        </text:list-item>
        <text:list-item>
          <text:p text:style-name="P8">Didgeridoo</text:p>
          <text:list>
            <text:list-item>
              <text:p text:style-name="P8">Help contents</text:p>
            </text:list-item>
            <text:list-item>
              <text:p text:style-name="P9"><text:span text:style-name="T1">3</text:span><text:span text:style-name="T2">rd</text:span><text:span text:style-name="T1"> Party Reference</text:span></text:p>
            </text:list-item>
            <text:list-item>
              <text:p text:style-name="P8">About</text:p>
            </text:list-item>
            <text:list-item>
              <text:p text:style-name="P8">Preferences</text:p>
            </text:list-item>
          </text:list>
        </text:list-item>
        <text:list-item>
          <text:p text:style-name="P8">User</text:p>
          <text:list>
            <text:list-item>
              <text:p text:style-name="P8">Account configuration</text:p>
            </text:list-item>
            <text:list-item>
              <text:p text:style-name="P8">Profile</text:p>
            </text:list-item>
            <text:list-item>
              <text:p text:style-name="P8">Exit</text:p>
            </text:list-item>
          </text:list>
        </text:list-item>
      </text:list>
      <text:p text:style-name="P5">(*1)</text:p>
      <text:p text:style-name="P3"/>
      <text:p text:style-name="P3">Image restrictions:</text:p>
      <text:list xml:id="list1546253400" text:style-name="L4">
        <text:list-item>
          <text:p text:style-name="P11">Maxsize: 1 MB</text:p>
        </text:list-item>
        <text:list-item>
          <text:p text:style-name="P11">Formats: JPG, PNG, GIF</text:p>
        </text:list-item>
      </text:list>
      <text:p text:style-name="P4"/>
      <text:p text:style-name="P3">(*2) Only with PRO account</text:p>
      <text:p text:style-name="P3"/>
      <text:p text:style-name="P3">(*3) Only with PREMIUM account</text:p>
      <text:p text:style-name="P3"/>
      <text:p text:style-name="P3">(*4) Without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n Pack de Seis</meta:initial-creator>
    <meta:creation-date>2012-08-07T12:28:42</meta:creation-date>
    <dc:date>2012-08-08T12:06:07</dc:date>
    <meta:editing-duration>PT1H9M34S</meta:editing-duration>
    <meta:editing-cycles>7</meta:editing-cycles>
    <meta:generator>LibreOffice/3.5$MacOSX_x86 LibreOffice_project/7122e39-92ed229-498d286-15e43b4-d70da21</meta:generator>
    <meta:document-statistic meta:table-count="0" meta:image-count="0" meta:object-count="0" meta:page-count="3" meta:paragraph-count="69" meta:word-count="218" meta:character-count="976" meta:non-whitespace-character-count="887"/>
  </office:meta>
</office:document-meta>
</file>